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it" fo:country="IT" fo:font-weight="bold" officeooo:rsid="00159ae8" officeooo:paragraph-rsid="00159ae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f9fde"/>
    </style:style>
    <style:style style:name="P4" style:family="paragraph" style:parent-style-name="Standard">
      <style:text-properties officeooo:paragraph-rsid="001f9fde"/>
    </style:style>
    <style:style style:name="P5" style:family="paragraph" style:parent-style-name="Standard">
      <style:paragraph-properties fo:text-align="justify" style:justify-single-word="false"/>
      <style:text-properties style:font-name="Liberation Serif" fo:language="it" fo:country="IT" fo:font-weight="normal" officeooo:rsid="001942d3" officeooo:paragraph-rsid="001f9fd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8" style:family="paragraph" style:parent-style-name="Heading_20_3">
      <style:paragraph-properties fo:text-align="center" style:justify-single-word="false"/>
      <style:text-properties style:font-name="Liberation Serif" fo:font-size="14.1000003814697pt" fo:language="it" fo:country="IT" fo:font-weight="bold" officeooo:rsid="001f9fde" officeooo:paragraph-rsid="001f9fd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9" style:family="paragraph" style:parent-style-name="Heading_20_3">
      <style:paragraph-properties fo:text-align="center" style:justify-single-word="false"/>
      <style:text-properties style:font-name="Liberation Serif" fo:language="it" fo:country="IT" officeooo:rsid="001eca46" officeooo:paragraph-rsid="001eca46"/>
    </style:style>
    <style:style style:name="P10" style:family="paragraph" style:parent-style-name="Heading_20_3">
      <style:paragraph-properties fo:text-align="center" style:justify-single-word="false"/>
      <style:text-properties officeooo:paragraph-rsid="001eca46"/>
    </style:style>
    <style:style style:name="P11" style:family="paragraph" style:parent-style-name="Standard" style:list-style-name="List_20_1">
      <style:paragraph-properties fo:text-align="justify" style:justify-single-word="false"/>
      <style:text-properties style:font-name="Liberation Serif" fo:language="it" fo:country="IT"/>
    </style:style>
    <style:style style:name="P12" style:family="paragraph" style:parent-style-name="Standard">
      <style:paragraph-properties fo:text-align="justify" style:justify-single-word="false"/>
      <style:text-properties officeooo:paragraph-rsid="005d4812"/>
    </style:style>
    <style:style style:name="P13" style:family="paragraph" style:parent-style-name="Standard">
      <style:paragraph-properties fo:text-align="justify" style:justify-single-word="false"/>
      <style:text-properties officeooo:paragraph-rsid="008b385e"/>
    </style:style>
    <style:style style:name="P14" style:family="paragraph" style:parent-style-name="Standard">
      <style:paragraph-properties fo:text-align="justify" style:justify-single-word="false"/>
      <style:text-properties officeooo:paragraph-rsid="008ddf38"/>
    </style:style>
    <style:style style:name="P15" style:family="paragraph" style:parent-style-name="Standard">
      <style:paragraph-properties fo:text-align="justify" style:justify-single-word="false"/>
      <style:text-properties style:font-name="Ubuntu Mono" fo:language="it" fo:country="IT" fo:font-style="normal" fo:font-weight="bold" officeooo:rsid="001ad56c" officeooo:paragraph-rsid="001f9fde" fo:background-color="transparent" style:font-style-asian="normal" style:font-weight-asian="bold" style:font-style-complex="normal" style:font-weight-complex="bold"/>
    </style:style>
    <style:style style:name="T1" style:family="text">
      <style:text-properties officeooo:rsid="001d2acc"/>
    </style:style>
    <style:style style:name="T2" style:family="text">
      <style:text-properties style:font-name="Liberation Serif" fo:language="it" fo:country="IT"/>
    </style:style>
    <style:style style:name="T3" style:family="text">
      <style:text-properties style:font-name="Liberation Serif" fo:language="it" fo:country="IT" fo:font-style="italic" fo:font-weight="normal" fo:background-color="#b2b2b2" loext:char-shading-value="0" style:font-style-asian="italic" style:font-weight-asian="normal" style:font-style-complex="italic" style:font-weight-complex="normal"/>
    </style:style>
    <style:style style:name="T4" style:family="text">
      <style:text-properties style:font-name="Liberation Serif" fo:language="it" fo:country="I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Liberation Serif" fo:language="it" fo:country="IT" fo:font-style="italic" fo:font-weight="normal" officeooo:rsid="001942d3" style:font-style-asian="italic" style:font-weight-asian="normal" style:font-style-complex="italic" style:font-weight-complex="normal"/>
    </style:style>
    <style:style style:name="T6" style:family="text">
      <style:text-properties style:font-name="Liberation Serif" fo:language="it" fo:country="IT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7" style:family="text">
      <style:text-properties style:font-name="Liberation Serif" fo:language="it" fo:country="IT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style:font-name="Liberation Serif" fo:language="it" fo:country="IT" fo:font-style="italic" officeooo:rsid="00211e39" style:font-style-asian="italic" style:font-style-complex="italic"/>
    </style:style>
    <style:style style:name="T9" style:family="text">
      <style:text-properties style:font-name="Liberation Serif" fo:language="it" fo:country="IT" officeooo:rsid="002229b8"/>
    </style:style>
    <style:style style:name="T10" style:family="text">
      <style:text-properties style:font-name="Liberation Serif" fo:language="it" fo:country="IT" officeooo:rsid="0025a92d"/>
    </style:style>
    <style:style style:name="T11" style:family="text">
      <style:text-properties style:font-name="Liberation Serif" fo:language="it" fo:country="IT" officeooo:rsid="002db696"/>
    </style:style>
    <style:style style:name="T12" style:family="text">
      <style:text-properties style:font-name="Liberation Serif" fo:language="it" fo:country="IT" officeooo:rsid="0026f5fa"/>
    </style:style>
    <style:style style:name="T13" style:family="text">
      <style:text-properties style:font-name="Liberation Serif" fo:language="it" fo:country="IT" officeooo:rsid="00211e39"/>
    </style:style>
    <style:style style:name="T14" style:family="text">
      <style:text-properties style:font-name="Liberation Serif" fo:language="it" fo:country="IT" officeooo:rsid="003b9871"/>
    </style:style>
    <style:style style:name="T15" style:family="text">
      <style:text-properties style:font-name="Liberation Serif" fo:language="it" fo:country="IT" officeooo:rsid="003bcfe7"/>
    </style:style>
    <style:style style:name="T16" style:family="text">
      <style:text-properties style:font-name="Liberation Serif" fo:language="it" fo:country="IT" officeooo:rsid="003de48d"/>
    </style:style>
    <style:style style:name="T17" style:family="text">
      <style:text-properties style:font-name="Liberation Serif" fo:language="it" fo:country="IT" officeooo:rsid="003eadf2"/>
    </style:style>
    <style:style style:name="T18" style:family="text">
      <style:text-properties style:font-name="Liberation Serif" fo:language="it" fo:country="IT" officeooo:rsid="003fa041"/>
    </style:style>
    <style:style style:name="T19" style:family="text">
      <style:text-properties style:font-name="Liberation Serif" fo:language="it" fo:country="IT" officeooo:rsid="004118af"/>
    </style:style>
    <style:style style:name="T20" style:family="text">
      <style:text-properties style:font-name="Liberation Serif" fo:language="it" fo:country="IT" officeooo:rsid="00429551"/>
    </style:style>
    <style:style style:name="T21" style:family="text">
      <style:text-properties style:font-name="Liberation Serif" fo:language="it" fo:country="IT" officeooo:rsid="00433fa8"/>
    </style:style>
    <style:style style:name="T22" style:family="text">
      <style:text-properties style:font-name="Liberation Serif" fo:language="it" fo:country="IT" officeooo:rsid="00450bcb"/>
    </style:style>
    <style:style style:name="T23" style:family="text">
      <style:text-properties style:font-name="Liberation Serif" fo:language="it" fo:country="IT" officeooo:rsid="004718be"/>
    </style:style>
    <style:style style:name="T24" style:family="text">
      <style:text-properties style:font-name="Liberation Serif" fo:language="it" fo:country="IT" officeooo:rsid="0048be27"/>
    </style:style>
    <style:style style:name="T25" style:family="text">
      <style:text-properties style:font-name="Liberation Serif" fo:language="it" fo:country="IT" officeooo:rsid="004a0253"/>
    </style:style>
    <style:style style:name="T26" style:family="text">
      <style:text-properties style:font-name="Liberation Serif" fo:language="it" fo:country="IT" officeooo:rsid="004a6d71"/>
    </style:style>
    <style:style style:name="T27" style:family="text">
      <style:text-properties style:font-name="Liberation Serif" fo:language="it" fo:country="IT" officeooo:rsid="004d513e"/>
    </style:style>
    <style:style style:name="T28" style:family="text">
      <style:text-properties style:font-name="Liberation Serif" fo:language="it" fo:country="IT" fo:font-weight="normal" officeooo:rsid="004e6eba" style:font-weight-asian="normal" style:font-weight-complex="normal"/>
    </style:style>
    <style:style style:name="T29" style:family="text">
      <style:text-properties style:font-name="Liberation Serif" fo:language="it" fo:country="IT" fo:font-weight="normal" officeooo:rsid="001942d3" style:font-weight-asian="normal" style:font-weight-complex="normal"/>
    </style:style>
    <style:style style:name="T30" style:family="text">
      <style:text-properties style:font-name="Liberation Serif" fo:language="it" fo:country="IT" fo:font-weight="normal" officeooo:rsid="001c5096" style:font-weight-asian="normal" style:font-weight-complex="normal"/>
    </style:style>
    <style:style style:name="T31" style:family="text">
      <style:text-properties style:font-name="Liberation Serif" fo:language="it" fo:country="IT" fo:font-weight="normal" officeooo:rsid="006bf6f2" style:font-weight-asian="normal" style:font-weight-complex="normal"/>
    </style:style>
    <style:style style:name="T32" style:family="text">
      <style:text-properties style:font-name="Liberation Serif" fo:language="it" fo:country="IT" fo:font-style="normal" fo:font-weight="normal" officeooo:rsid="001942d3" style:font-style-asian="normal" style:font-weight-asian="normal" style:font-style-complex="normal" style:font-weight-complex="normal"/>
    </style:style>
    <style:style style:name="T33" style:family="text">
      <style:text-properties style:font-name="Liberation Serif" fo:language="it" fo:country="IT" fo:font-style="normal" fo:font-weight="normal" officeooo:rsid="004fe9b4" style:font-style-asian="normal" style:font-weight-asian="normal" style:font-style-complex="normal" style:font-weight-complex="normal"/>
    </style:style>
    <style:style style:name="T34" style:family="text">
      <style:text-properties style:font-name="Liberation Serif" fo:language="it" fo:country="IT" officeooo:rsid="001eca46"/>
    </style:style>
    <style:style style:name="T35" style:family="text">
      <style:text-properties style:font-name="Liberation Serif" fo:language="it" fo:country="IT" officeooo:rsid="005d4812"/>
    </style:style>
    <style:style style:name="T36" style:family="text">
      <style:text-properties style:font-name="Liberation Serif" fo:language="it" fo:country="IT" officeooo:rsid="005ead66"/>
    </style:style>
    <style:style style:name="T37" style:family="text">
      <style:text-properties style:font-name="Liberation Serif" fo:language="it" fo:country="IT" officeooo:rsid="0061ff29"/>
    </style:style>
    <style:style style:name="T38" style:family="text">
      <style:text-properties style:font-name="Liberation Serif" fo:language="it" fo:country="IT" officeooo:rsid="0063f5da"/>
    </style:style>
    <style:style style:name="T39" style:family="text">
      <style:text-properties style:font-name="Liberation Serif" fo:language="it" fo:country="IT" officeooo:rsid="0064a02b"/>
    </style:style>
    <style:style style:name="T40" style:family="text">
      <style:text-properties style:font-name="Liberation Serif" fo:language="it" fo:country="IT" officeooo:rsid="0066089a"/>
    </style:style>
    <style:style style:name="T41" style:family="text">
      <style:text-properties style:font-name="Liberation Serif" fo:language="it" fo:country="IT" officeooo:rsid="006a3dd6"/>
    </style:style>
    <style:style style:name="T42" style:family="text">
      <style:text-properties style:font-name="Liberation Serif" fo:language="it" fo:country="IT" officeooo:rsid="008617d7"/>
    </style:style>
    <style:style style:name="T43" style:family="text">
      <style:text-properties style:font-name="Liberation Serif" fo:font-size="14.1000003814697pt" fo:language="it" fo:country="IT" fo:font-weight="bold" officeooo:rsid="00541e0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0211e39"/>
    </style:style>
    <style:style style:name="T46" style:family="text">
      <style:text-properties fo:color="#569cd6" officeooo:rsid="001f9fde" fo:background-color="#1e1e1e" loext:char-shading-value="0"/>
    </style:style>
    <style:style style:name="T47" style:family="text">
      <style:text-properties fo:color="#d4d4d4" officeooo:rsid="001f9fde" fo:background-color="#1e1e1e" loext:char-shading-value="0"/>
    </style:style>
    <style:style style:name="T48" style:family="text">
      <style:text-properties fo:color="#dcdcaa" officeooo:rsid="001f9fde" fo:background-color="#1e1e1e" loext:char-shading-value="0"/>
    </style:style>
    <style:style style:name="T49" style:family="text">
      <style:text-properties fo:color="#4ec9b0" officeooo:rsid="001f9fde" fo:background-color="#1e1e1e" loext:char-shading-value="0"/>
    </style:style>
    <style:style style:name="T50" style:family="text">
      <style:text-properties fo:language="it" fo:country="IT"/>
    </style:style>
    <style:style style:name="T51" style:family="text">
      <style:text-properties fo:language="it" fo:country="IT" officeooo:rsid="00388245"/>
    </style:style>
    <style:style style:name="T52" style:family="text">
      <style:text-properties fo:language="it" fo:country="IT" officeooo:rsid="001942d3"/>
    </style:style>
    <style:style style:name="T53" style:family="text">
      <style:text-properties fo:language="it" fo:country="IT" officeooo:rsid="00586f2f"/>
    </style:style>
    <style:style style:name="T54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language="it" fo:country="IT" fo:font-style="italic" fo:font-weight="normal" officeooo:rsid="003c3e02" style:font-style-asian="italic" style:font-weight-asian="normal" style:font-style-complex="italic" style:font-weight-complex="normal"/>
    </style:style>
    <style:style style:name="T56" style:family="text">
      <style:text-properties fo:language="it" fo:country="IT" fo:font-style="italic" fo:font-weight="normal" officeooo:rsid="00825261" style:font-style-asian="italic" style:font-weight-asian="normal" style:font-style-complex="italic" style:font-weight-complex="normal"/>
    </style:style>
    <style:style style:name="T57" style:family="text">
      <style:text-properties fo:language="it" fo:country="IT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language="it" fo:country="IT" fo:font-weight="bold" style:font-weight-asian="bold" style:font-weight-complex="bold"/>
    </style:style>
    <style:style style:name="T59" style:family="text">
      <style:text-properties fo:language="it" fo:country="IT" fo:font-weight="normal" style:font-weight-asian="normal" style:font-weight-complex="normal"/>
    </style:style>
    <style:style style:name="T60" style:family="text">
      <style:text-properties fo:language="it" fo:country="IT" fo:font-weight="normal" officeooo:rsid="00159ae8" style:font-weight-asian="normal" style:font-weight-complex="normal"/>
    </style:style>
    <style:style style:name="T61" style:family="text">
      <style:text-properties fo:language="it" fo:country="IT" fo:font-weight="normal" officeooo:rsid="005899ce" style:font-weight-asian="normal" style:font-weight-complex="normal"/>
    </style:style>
    <style:style style:name="T62" style:family="text">
      <style:text-properties fo:language="it" fo:country="IT" fo:font-weight="normal" officeooo:rsid="002edb0c" style:font-weight-asian="normal" style:font-weight-complex="normal"/>
    </style:style>
    <style:style style:name="T63" style:family="text">
      <style:text-properties fo:language="it" fo:country="IT" fo:font-weight="normal" officeooo:rsid="003ab339" style:font-weight-asian="normal" style:font-weight-complex="normal"/>
    </style:style>
    <style:style style:name="T64" style:family="text">
      <style:text-properties fo:language="it" fo:country="IT" fo:font-weight="normal" officeooo:rsid="005a14f8" style:font-weight-asian="normal" style:font-weight-complex="normal"/>
    </style:style>
    <style:style style:name="T65" style:family="text">
      <style:text-properties fo:language="it" fo:country="IT" fo:font-weight="normal" officeooo:rsid="005bd343" style:font-weight-asian="normal" style:font-weight-complex="normal"/>
    </style:style>
    <style:style style:name="T66" style:family="text">
      <style:text-properties fo:language="it" fo:country="IT" fo:font-weight="normal" officeooo:rsid="002f2e4c" style:font-weight-asian="normal" style:font-weight-complex="normal"/>
    </style:style>
    <style:style style:name="T67" style:family="text">
      <style:text-properties fo:language="it" fo:country="IT" fo:font-weight="normal" officeooo:rsid="003c3e02" style:font-weight-asian="normal" style:font-weight-complex="normal"/>
    </style:style>
    <style:style style:name="T68" style:family="text">
      <style:text-properties fo:language="it" fo:country="IT" fo:font-weight="normal" officeooo:rsid="003124de" style:font-weight-asian="normal" style:font-weight-complex="normal"/>
    </style:style>
    <style:style style:name="T69" style:family="text">
      <style:text-properties fo:language="it" fo:country="IT" fo:font-weight="normal" officeooo:rsid="00322d91" style:font-weight-asian="normal" style:font-weight-complex="normal"/>
    </style:style>
    <style:style style:name="T70" style:family="text">
      <style:text-properties fo:language="it" fo:country="IT" fo:font-weight="normal" officeooo:rsid="006da9a7" style:font-weight-asian="normal" style:font-weight-complex="normal"/>
    </style:style>
    <style:style style:name="T71" style:family="text">
      <style:text-properties fo:language="it" fo:country="IT" fo:font-weight="normal" officeooo:rsid="0078c2fc" style:font-weight-asian="normal" style:font-weight-complex="normal"/>
    </style:style>
    <style:style style:name="T72" style:family="text">
      <style:text-properties fo:language="it" fo:country="IT" fo:font-weight="normal" officeooo:rsid="007b17af" style:font-weight-asian="normal" style:font-weight-complex="normal"/>
    </style:style>
    <style:style style:name="T73" style:family="text">
      <style:text-properties fo:language="it" fo:country="IT" fo:font-weight="normal" officeooo:rsid="007cc513" style:font-weight-asian="normal" style:font-weight-complex="normal"/>
    </style:style>
    <style:style style:name="T74" style:family="text">
      <style:text-properties fo:language="it" fo:country="IT" fo:font-weight="normal" officeooo:rsid="007d1629" style:font-weight-asian="normal" style:font-weight-complex="normal"/>
    </style:style>
    <style:style style:name="T75" style:family="text">
      <style:text-properties fo:language="it" fo:country="IT" fo:font-weight="normal" officeooo:rsid="007d25a2" style:font-weight-asian="normal" style:font-weight-complex="normal"/>
    </style:style>
    <style:style style:name="T76" style:family="text">
      <style:text-properties fo:language="it" fo:country="IT" fo:font-weight="normal" officeooo:rsid="007e67d8" style:font-weight-asian="normal" style:font-weight-complex="normal"/>
    </style:style>
    <style:style style:name="T77" style:family="text">
      <style:text-properties fo:language="it" fo:country="IT" fo:font-weight="normal" officeooo:rsid="008066fb" style:font-weight-asian="normal" style:font-weight-complex="normal"/>
    </style:style>
    <style:style style:name="T78" style:family="text">
      <style:text-properties fo:language="it" fo:country="IT" fo:font-weight="normal" officeooo:rsid="00824b11" style:font-weight-asian="normal" style:font-weight-complex="normal"/>
    </style:style>
    <style:style style:name="T79" style:family="text">
      <style:text-properties fo:language="it" fo:country="IT" fo:font-weight="normal" officeooo:rsid="00825261" style:font-weight-asian="normal" style:font-weight-complex="normal"/>
    </style:style>
    <style:style style:name="T80" style:family="text">
      <style:text-properties fo:language="it" fo:country="IT" fo:font-weight="normal" officeooo:rsid="00855586" style:font-weight-asian="normal" style:font-weight-complex="normal"/>
    </style:style>
    <style:style style:name="T81" style:family="text">
      <style:text-properties fo:language="it" fo:country="IT" fo:font-weight="normal" officeooo:rsid="008b385e" style:font-weight-asian="normal" style:font-weight-complex="normal"/>
    </style:style>
    <style:style style:name="T82" style:family="text">
      <style:text-properties fo:language="it" fo:country="IT" fo:font-weight="normal" officeooo:rsid="008c6bd6" style:font-weight-asian="normal" style:font-weight-complex="normal"/>
    </style:style>
    <style:style style:name="T83" style:family="text">
      <style:text-properties fo:language="it" fo:country="IT" fo:font-weight="normal" officeooo:rsid="008cfd40" style:font-weight-asian="normal" style:font-weight-complex="normal"/>
    </style:style>
    <style:style style:name="T84" style:family="text">
      <style:text-properties fo:language="it" fo:country="IT" officeooo:rsid="0033480d"/>
    </style:style>
    <style:style style:name="T85" style:family="text">
      <style:text-properties fo:language="it" fo:country="IT" officeooo:rsid="0056e492"/>
    </style:style>
    <style:style style:name="T86" style:family="text">
      <style:text-properties fo:language="it" fo:country="IT" officeooo:rsid="00353cc0"/>
    </style:style>
    <style:style style:name="T87" style:family="text">
      <style:text-properties fo:language="it" fo:country="IT" officeooo:rsid="005d4812"/>
    </style:style>
    <style:style style:name="T88" style:family="text">
      <style:text-properties fo:language="it" fo:country="IT" officeooo:rsid="0017b8f6"/>
    </style:style>
    <style:style style:name="T89" style:family="text">
      <style:text-properties fo:language="it" fo:country="IT" officeooo:rsid="006f43c4"/>
    </style:style>
    <style:style style:name="T90" style:family="text">
      <style:text-properties fo:language="it" fo:country="IT" officeooo:rsid="00709e98"/>
    </style:style>
    <style:style style:name="T91" style:family="text">
      <style:text-properties fo:language="it" fo:country="IT" officeooo:rsid="00712422"/>
    </style:style>
    <style:style style:name="T92" style:family="text">
      <style:text-properties fo:language="it" fo:country="IT" officeooo:rsid="0074a0cd"/>
    </style:style>
    <style:style style:name="T93" style:family="text">
      <style:text-properties fo:language="it" fo:country="IT" fo:font-style="normal" fo:font-weight="normal" officeooo:rsid="00837cd7" style:font-style-asian="normal" style:font-weight-asian="normal" style:font-style-complex="normal" style:font-weight-complex="normal"/>
    </style:style>
    <style:style style:name="T94" style:family="text">
      <style:text-properties fo:language="it" fo:country="IT" officeooo:rsid="008b385e"/>
    </style:style>
    <style:style style:name="T95" style:family="text">
      <style:text-properties officeooo:rsid="008b385e"/>
    </style:style>
    <style:style style:name="T96" style:family="text">
      <style:text-properties officeooo:rsid="008c6bd6"/>
    </style:style>
    <style:style style:name="T97" style:family="text">
      <style:text-properties style:font-name="Ubuntu Mono" fo:language="it" fo:country="IT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98" style:family="text">
      <style:text-properties style:font-name="Ubuntu Mono" fo:language="it" fo:country="IT" fo:font-weight="normal" fo:background-color="transparent" loext:char-shading-value="0" style:font-weight-asian="normal" style:font-weight-complex="normal"/>
    </style:style>
    <style:style style:name="T99" style:family="text">
      <style:text-properties style:font-name="Ubuntu Mono" fo:language="it" fo:country="I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style:font-name="Ubuntu Mono" fo:language="it" fo:country="IT" fo:font-style="normal" fo:background-color="transparent" loext:char-shading-value="0" style:font-style-asian="normal" style:font-style-complex="normal"/>
    </style:style>
    <style:style style:name="T101" style:family="text">
      <style:text-properties style:font-name="Ubuntu Mono" fo:language="it" fo:country="IT" fo:font-style="normal" fo:font-weight="bold" fo:background-color="transparent" loext:char-shading-value="0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o progetto intermedio A.A. 2020-2021</text:p>
      <text:p text:style-name="P6">Nicola Vetrini, matricola 600199</text:p>
      <text:p text:style-name="P7"/>
      <text:p text:style-name="P12"><text:span text:style-name="T50">Il progetto consiste in un’estensione del linguaggio funzionale didattico </text:span><text:span text:style-name="T84">presentato durante il corso </text:span><text:span text:style-name="T90">e la definizione delle relative regole della semantica operazionale, così come l’estensione dell’interprete e del typechecker dinamico.</text:span><text:span text:style-name="T84"> </text:span><text:span text:style-name="T90">Il tipo di dato introdotto sono gli</text:span><text:span text:style-name="T89"> insiemi</text:span><text:span text:style-name="T50"> </text:span><text:span text:style-name="T85">(omogenei, con annotazione di tipo)</text:span><text:span text:style-name="T86"> </text:span><text:span text:style-name="T50">e le relative operazioni. </text:span><text:span text:style-name="T68">Ho implementato l’operazione </text:span><text:span text:style-name="T66">Siz</text:span><text:span text:style-name="T68">e </text:span><text:span text:style-name="T63">su Set</text:span><text:span text:style-name="T68">, che </text:span><text:span text:style-name="T66">ritorna la cardinalità del Set </text:span><text:span text:style-name="T69">fornito come argomento</text:span><text:span text:style-name="T66">, </text:span><text:span text:style-name="T50">le stringhe </text:span><text:span text:style-name="T94">e</text:span><text:span text:style-name="T92"> la relativa operazione di concatenazione</text:span><text:span text:style-name="T50">, per avere una maggiore varietà di tipi primitivi </text:span><text:span text:style-name="T88">nel</text:span><text:span text:style-name="T50"> linguaggio. </text:span></text:p>
      <text:h text:style-name="P8" text:outline-level="3">Espressioni e loro semantica</text:h>
      <text:p text:style-name="P14"><text:span text:style-name="T67">L</text:span><text:span text:style-name="T76">a definizione delle espressioni</text:span><text:span text:style-name="T67">, </text:span><text:span text:style-name="T77">de</text:span><text:span text:style-name="T67">i tipi esprimibili e la definizione dell’ambiente sono nel file </text:span><text:span text:style-name="T55">linguaggio.ml. </text:span><text:span text:style-name="T50">Le regole </text:span><text:span text:style-name="T51">della semantica operazionale</text:span><text:span text:style-name="T50"> per la valutazione </text:span><text:span text:style-name="T52">de</text:span><text:span text:style-name="T53">gli insiemi e le operazioni su di essi</text:span><text:span text:style-name="T50">, che hanno guidato l’estensione dell’interprete </text:span><text:span text:style-name="T52">del linguaggio</text:span><text:span text:style-name="T50">, sono contenute nel file </text:span><text:span text:style-name="T54">semantica.pdf</text:span><text:span text:style-name="T58"> </text:span><text:span text:style-name="T60">e </text:span><text:span text:style-name="T61">co</text:span><text:span text:style-name="T71">mprendono le regole per </text:span><text:span text:style-name="T60">la valutazione dei costruttori di Set (EmptySet, Singleton e Set </text:span><text:span text:style-name="T62">con lista di elementi</text:span><text:span text:style-name="T60">) al tipo esprimibile SetVal, anch’esso aggiunto ai tipi esprimibili già presenti nel linguaggio</text:span><text:span text:style-name="T59">. </text:span><text:span text:style-name="T78">In realtà </text:span><text:span text:style-name="T79">i possibili tipi di insiemi accettati dall’interprete sono soltanto </text:span><text:span text:style-name="T56">int</text:span><text:span text:style-name="T79">, </text:span><text:span text:style-name="T56">bool</text:span><text:span text:style-name="T79"> e </text:span><text:span text:style-name="T56">string </text:span><text:span text:style-name="T93"><text:s/>in quanto sono i soli tipi implementati per i quali si è in grado di definire agevolmente una nozione di ordinamento totale, per cui posso definire SetMin e SetMax.</text:span></text:p>
      <text:p text:style-name="P13"><text:span text:style-name="T80">H</text:span><text:span text:style-name="T72">o inserito</text:span><text:span text:style-name="T64"> il costruttore </text:span><text:span text:style-name="T63">Estring </text:span><text:span text:style-name="T81">alle espressioni </text:span><text:span text:style-name="T63">ed il corrispondente tipo esprimibile String a evT </text:span><text:span text:style-name="T65">per </text:span><text:span text:style-name="T73">introdurre le stringhe, così come il costruttore Concat </text:span><text:span text:style-name="T82">ad exp</text:span><text:span text:style-name="T73"> per la loro concatenazione</text:span><text:span text:style-name="T63">. </text:span><text:span text:style-name="T70">Ho aggiunto anche i denotabili UnboundInt, UnboundBool e UnboundString </text:span><text:span text:style-name="T75">ad evT </text:span><text:span text:style-name="T70">per restituire un valore specifico per il tipo nel caso in cui si </text:span><text:span text:style-name="T83">valutino set vuoti in SetMin e SetMax.</text:span></text:p>
      <text:h text:style-name="P9" text:outline-level="3">Interprete e typechecker</text:h>
      <text:p text:style-name="P2"><text:span text:style-name="T2">L’interprete del linguaggio </text:span><text:span text:style-name="T13">è contenuto nel file </text:span><text:span text:style-name="T8">interprete.ml</text:span><text:span text:style-name="T13">, che contiene anche </text:span><text:span text:style-name="T9">la funzione che implementa il typechecking dinamico (typecheck). Entrambe </text:span><text:span text:style-name="T35">estendono le funzionalità di quelle da lei fornite</text:span><text:span text:style-name="T9">, anche se nel caso del typechecker ho invertito </text:span><text:span text:style-name="T36">il parametro</text:span><text:span text:style-name="T9"> sul quale fare pattern matching per evitare di dover scrivere una funzione </text:span><text:span text:style-name="T14">separata</text:span><text:span text:style-name="T9"> per il typechecking dei Set, </text:span><text:span text:style-name="T15">ma </text:span><text:span text:style-name="T16">l’idea alla base non cambia.</text:span></text:p>
      <text:p text:style-name="P2"><text:span text:style-name="T2">Per l’interprete ho seguito invece la struttura </text:span><text:span text:style-name="T18">usata n</text:span><text:span text:style-name="T17">ell’implementazione del</text:span><text:span text:style-name="T2">le operazioni </text:span><text:span text:style-name="T19">già fornite: </text:span><text:span text:style-name="T2">ho </text:span><text:span text:style-name="T20">definito </text:span><text:span text:style-name="T2">delle funzioni esterne ad eval, </text:span><text:span text:style-name="T37">c</text:span><text:span text:style-name="T23">hiama</text:span><text:span text:style-name="T37">te</text:span><text:span text:style-name="T23"> dopo aver individuato con pattern matching il giusto costruttore, </text:span><text:span text:style-name="T24">ed</text:span><text:span text:style-name="T2"> eseguono l’operazione richiesta (Insert, Subset, …) </text:span><text:span text:style-name="T25">dopo aver effettuato</text:span><text:span text:style-name="T21"> il typechecking </text:span><text:span text:style-name="T26">dinamico</text:span><text:span text:style-name="T21"> degli argomenti. </text:span><text:span text:style-name="T38">N</text:span><text:span text:style-name="T22">el caso in cui siano riscontrati errori viene lanciata un’eccezione (</text:span><text:span text:style-name="T39">con </text:span><text:span text:style-name="T22">failwith(…)) oppure viene stampato un warning su standard output</text:span><text:span text:style-name="T21"> </text:span><text:span text:style-name="T40">(ad esempio se l’elemento non è presente nel Set, allora non può essere rimosso).</text:span></text:p>
      <text:p text:style-name="P2"><text:span text:style-name="T27">Infine</text:span><text:span text:style-name="T2"> ho inserito due funzioni utili per il testing: string_of_evT e print_exp con le seguenti signature:</text:span></text:p>
      <text:list xml:id="list2217331007" text:style-name="List_20_1">
        <text:list-item>
          <text:p text:style-name="P11"><text:span text:style-name="T46"><text:s/>let</text:span><text:span text:style-name="T47"> </text:span><text:span text:style-name="T46">rec </text:span><text:span text:style-name="T48">string_of_evT</text:span><text:span text:style-name="T47"> (obj </text:span><text:span text:style-name="T46">: </text:span><text:span text:style-name="T47">evT) </text:span><text:span text:style-name="T46">:</text:span><text:span text:style-name="T47"> </text:span><text:span text:style-name="T49">string </text:span></text:p>
        </text:list-item>
        <text:list-item>
          <text:p text:style-name="P11"><text:span text:style-name="T46"><text:s/>let</text:span><text:span text:style-name="T47"> </text:span><text:span text:style-name="T48">print_exp</text:span><text:span text:style-name="T47"> (e </text:span><text:span text:style-name="T46">:</text:span><text:span text:style-name="T47"> exp) (r </text:span><text:span text:style-name="T46">:</text:span><text:span text:style-name="T47"> evT env) </text:span><text:span text:style-name="T46">:</text:span><text:span text:style-name="T47"> </text:span><text:span text:style-name="T49">unit</text:span><text:span text:style-name="T47"> </text:span></text:p>
        </text:list-item>
      </text:list>
      <text:p text:style-name="P2"><text:span text:style-name="T9">string_of_evT, analogamente alle funzioni disponibili in OcaML </text:span><text:span text:style-name="T41">(</text:span><text:span text:style-name="T10">string_of_*</text:span><text:span text:style-name="T41">)</text:span><text:span text:style-name="T9">, restituisce la stringa corrispondente ad alcuni denotabili (in particolare ho escluso le funzioni, in quanto non è semplice stampare una chiusura: </text:span><text:span text:style-name="T42">dovrei riuscire a convertire il codice in stringa e trovare un modo di stampare l’ambiente</text:span><text:span text:style-name="T9">). print_exp, </text:span><text:span text:style-name="T11">chiamando</text:span><text:span text:style-name="T9"> la funzione sopracitata, stampa su standard output l’espressione valutata in un ambiente dato </text:span><text:span text:style-name="T12">e va a capo.</text:span></text:p>
      <text:h text:style-name="P10" text:outline-level="3"><text:span text:style-name="T34">Test</text:span><text:span text:style-name="T43">ing</text:span></text:h>
      <text:p text:style-name="P3"><text:span text:style-name="T28">I </text:span><text:span text:style-name="T29">test</text:span><text:span text:style-name="T28">case</text:span><text:span text:style-name="T29"> sono nel file </text:span><text:span text:style-name="T5">tests.ml</text:span><text:span text:style-name="T32">. </text:span><text:span text:style-name="T33">A</text:span><text:span text:style-name="T30">ssumendo che OcaML </text:span><text:span text:style-name="T31">e il programma make</text:span><text:span text:style-name="T30"> sia</text:span><text:span text:style-name="T31">no </text:span><text:span text:style-name="T30">installat</text:span><text:span text:style-name="T31">i</text:span><text:span text:style-name="T30">, p</text:span><text:span text:style-name="T29">er testare il codice è sufficiente digitare il seguente comando in una shell:</text:span></text:p>
      <text:p text:style-name="P4"><text:span text:style-name="Teletype"><text:span text:style-name="T101">make</text:span></text:span></text:p>
      <text:p text:style-name="P5">che eseguirà i comandi contenuti in <text:span text:style-name="T44">Makefile</text:span>, altrimenti è equivalente la sequenza di comandi</text:p>
      <text:p text:style-name="P15">ocamlc <text:span text:style-name="T45">linguaggio.ml </text:span>interprete.ml tests.ml -o test; <text:span text:style-name="T1">ocamlrun </text:span>./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1:06:35.478224857</meta:creation-date>
    <dc:date>2020-12-23T22:04:35.311693747</dc:date>
    <meta:editing-duration>PT4H47M45S</meta:editing-duration>
    <meta:editing-cycles>109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569" meta:character-count="3823" meta:non-whitespace-character-count="3268"/>
  </office:meta>
</office:document-meta>
</file>